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" svg:font-family="Lucidasans, 'Times New Roman'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8Num1"/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eeting Agenda</text:h>
      <text:p text:style-name="Text_20_body">Location: 4207</text:p>
      <text:p text:style-name="Text_20_body">Date: 4<text:span text:style-name="T1">th</text:span> May 2011</text:p>
      <text:p text:style-name="Text_20_body">Time: 14:29</text:p>
      <text:p text:style-name="Text_20_body">Facilitator: <text:span text:style-name="T2">Boel Nelson</text:span></text:p>
      <text:p text:style-name="Text_20_body">Participants: Robert Kaufmann, Jennifer Panditha, Anton Lin and Boel Nelson.</text:p>
      <text:list xml:id="list35373580" text:style-name="WW8Num1">
        <text:list-item>
          <text:p text:style-name="P1">Objectives</text:p>
        </text:list-item>
      </text:list>
      <text:p text:style-name="Text_20_body">The master controller needs to be discussed.</text:p>
      <text:p text:style-name="Text_20_body"/>
      <text:list xml:id="list35368908" text:continue-numbering="true" text:style-name="WW8Num1">
        <text:list-item>
          <text:p text:style-name="P1">Reports</text:p>
        </text:list-item>
      </text:list>
      <text:p text:style-name="Text_20_body">Classes to draw backgrounds are done. Draw class is being implemented.</text:p>
      <text:p text:style-name="Text_20_body"/>
      <text:list xml:id="list35382802" text:continue-numbering="true" text:style-name="WW8Num1">
        <text:list-item>
          <text:p text:style-name="P1">Discussion items</text:p>
        </text:list-item>
      </text:list>
      <text:p text:style-name="Text_20_body">Should master controller be removed?</text:p>
      <text:p text:style-name="Text_20_body">What changes needs to be done if master controller is removed?</text:p>
      <text:p text:style-name="Text_20_body">Should Canvas have logic including gates?</text:p>
      <text:p text:style-name="Text_20_body"/>
      <text:list xml:id="list35361637" text:continue-numbering="true" text:style-name="WW8Num1">
        <text:list-item>
          <text:p text:style-name="P1">Outcomes and assignments</text:p>
        </text:list-item>
      </text:list>
      <text:p text:style-name="Text_20_body">The issues will be discussed with Pelle Evensen tomorrow.</text:p>
      <text:list xml:id="list35361005" text:continue-numbering="true" text:style-name="WW8Num1">
        <text:list-item>
          <text:p text:style-name="P1">Wrap up</text:p>
        </text:list-item>
      </text:list>
      <text:p text:style-name="Text_20_body">Master controller’s fate is still undecided. Next meeting is Thursday 5<text:span text:style-name="T1">th</text:span> of M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" svg:font-family="Lucidasans, 'Times New Roman'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Lucidasans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ucidasan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el</meta:initial-creator>
    <meta:creation-date>2011-05-04T14:28:00</meta:creation-date>
    <dc:creator>Robert Kaufmann</dc:creator>
    <dc:date>2011-05-22T15:24:04.11</dc:date>
    <meta:editing-cycles>5</meta:editing-cycles>
    <meta:document-statistic meta:table-count="0" meta:image-count="0" meta:object-count="0" meta:page-count="1" meta:paragraph-count="18" meta:word-count="99" meta:character-count="622"/>
    <meta:generator>OpenOffice.org/3.3$Win32 OpenOffice.org_project/330m20$Build-9567</meta:generator>
    <meta:user-defined meta:name="Info 1"/>
    <meta:user-defined meta:name="Info 2"/>
    <meta:user-defined meta:name="Info 3"/>
    <meta:user-defined meta:name="Info 4"/>
  </office:meta>
</office:document-meta>
</file>